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80" calcext:value-type="float">
            <text:p>180</text:p>
          </table:table-cell>
          <table:table-cell table:style-name="ce7" table:formula="of:=COUNTIF([.B7:.B199];&quot;X&quot;)" office:value-type="float" office:value="155" calcext:value-type="float">
            <text:p>155</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198" calcext:value-type="float">
            <text:p>19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3" table:number-rows-repeated="1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0">00/00/0000</text:date>, <text:time style:data-style-name="N2" text:time-value="21:54:32.03283689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10T21:58:21.392239209</dc:date>
    <meta:editing-duration>PT9H59M36S</meta:editing-duration>
    <meta:editing-cycles>203</meta:editing-cycles>
    <meta:document-statistic meta:table-count="1" meta:cell-count="1061" meta:object-count="0"/>
  </office:meta>
</office:document-meta>
</file>